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8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3715a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fo:background-color="#f3715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float" office:value="0.000001" calcext:value-type="float">
            <text:p>1E-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ume</text:p>
          </table:table-cell>
          <table:table-cell table:style-name="ce7" office:value-type="float" office:value="74932.359375" calcext:value-type="float">
            <text:p>74932.359375</text:p>
          </table:table-cell>
          <table:table-cell table:style-name="ce7" office:value-type="float" office:value="557512064" calcext:value-type="float">
            <text:p>557512064</text:p>
          </table:table-cell>
          <table:table-cell table:style-name="ce3" office:value-type="string" calcext:value-type="string">
            <text:p>xx</text:p>
          </table:table-cell>
          <table:table-cell table:style-name="ce4" table:formula="of:=[.C4]*[.$B$5]" office:value-type="float" office:value="0.00297608172837544" calcext:value-type="float">
            <text:p>0.002976081728375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ertia scale</text:p>
          </table:table-cell>
          <table:table-cell table:style-name="ce2" table:formula="of:=([.B2]*[.B3])/[.B4]" office:value-type="float" office:value="0.00000000000533814767526797" calcext:value-type="float">
            <text:p>5.33814767526797E-12</text:p>
          </table:table-cell>
          <table:table-cell table:style-name="ce7" office:value-type="float" office:value="919517888" calcext:value-type="float">
            <text:p>919517888</text:p>
          </table:table-cell>
          <table:table-cell table:style-name="ce3" office:value-type="string" calcext:value-type="string">
            <text:p>yy</text:p>
          </table:table-cell>
          <table:table-cell table:style-name="ce4" table:formula="of:=[.C5]*[.$B$5]" office:value-type="float" office:value="0.00490852227619451" calcext:value-type="float">
            <text:p>0.0049085222761945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380766400" calcext:value-type="float">
            <text:p>380766400</text:p>
          </table:table-cell>
          <table:table-cell table:style-name="ce3" office:value-type="string" calcext:value-type="string">
            <text:p>zz</text:p>
          </table:table-cell>
          <table:table-cell table:style-name="ce4" table:formula="of:=[.C6]*[.$B$5]" office:value-type="float" office:value="0.00203258727298015" calcext:value-type="float">
            <text:p>0.0020325872729801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9848832" calcext:value-type="float">
            <text:p>-9848832</text:p>
          </table:table-cell>
          <table:table-cell table:style-name="ce3" office:value-type="string" calcext:value-type="string">
            <text:p>xy</text:p>
          </table:table-cell>
          <table:table-cell table:style-name="ce4" table:formula="of:=[.C7]*[.$B$5]" office:value-type="float" office:value="-0.0000525745196449047" calcext:value-type="float">
            <text:p>-0.000052574519644904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273007136" calcext:value-type="float">
            <text:p>273007136</text:p>
          </table:table-cell>
          <table:table-cell table:style-name="ce3" office:value-type="string" calcext:value-type="string">
            <text:p>xz</text:p>
          </table:table-cell>
          <table:table-cell table:style-name="ce4" table:formula="of:=[.C8]*[.$B$5]" office:value-type="float" office:value="0.00145735240836997" calcext:value-type="float">
            <text:p>0.0014573524083699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2485807.75" calcext:value-type="float">
            <text:p>-2485807.75</text:p>
          </table:table-cell>
          <table:table-cell table:style-name="ce3" office:value-type="string" calcext:value-type="string">
            <text:p>yz</text:p>
          </table:table-cell>
          <table:table-cell table:style-name="ce4" table:formula="of:=[.C9]*[.$B$5]" office:value-type="float" office:value="-0.0000132696088618256" calcext:value-type="float">
            <text:p>-0.0000132696088618256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20:29:37.621045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49:34.631312010</meta:creation-date>
    <dc:date>2020-12-15T21:02:36.787109725</dc:date>
    <meta:editing-duration>PT5H54M45S</meta:editing-duration>
    <meta:editing-cycles>4</meta:editing-cycles>
    <meta:generator>LibreOffice/6.0.7.3$Linux_X86_64 LibreOffice_project/00m0$Build-3</meta:generator>
    <meta:document-statistic meta:table-count="1" meta:cell-count="26" meta:object-count="0"/>
    <meta:user-defined meta:name="qrichtext">1</meta:user-defined>
  </office:meta>
</office:document-meta>
</file>